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vationUtils.getBogusHotp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ctivationUtils.buildMidlet( String midletName , String hotpInfo , File appSrc , File app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ctivationUtils.getActivationKey( String request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tivationUtils.getAccountHotpAccount( DirContext ctx , String activation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ctivationUtils.createActivationDirectory( File activationDire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ctivationUtils.deleteActivationDirectory( File activationDire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